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hilanka1" svg:font-family="Chilanka"/>
    <style:font-face style:name="IRRoya" svg:font-family="IRRoya"/>
    <style:font-face style:name="Latin Modern Math" svg:font-family="'Latin Modern Math'"/>
    <style:font-face style:name="DejaVu Sans2" svg:font-family="'DejaVu Sans'" style:font-family-generic="swiss"/>
    <style:font-face style:name="Chilanka" svg:font-family="Chilanka" style:font-pitch="variable"/>
    <style:font-face style:name="DejaVu Sans1" svg:font-family="'DejaVu Sans'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1" style:font-size-complex="16pt" style:font-style-complex="normal" style:font-weight-complex="bold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1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edd8f" officeooo:paragraph-rsid="002edd8f" style:font-size-asian="16pt" style:font-name-complex="IRRoya1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4342" officeooo:paragraph-rsid="002f4342" style:font-size-asian="16pt" style:font-name-complex="IRRoya1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name-complex="IRRoya1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30b338" style:font-size-asian="16pt" style:font-name-complex="IRRoya1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0b338" officeooo:paragraph-rsid="0030b338" style:font-size-asian="16pt" style:font-name-complex="IRRoya1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1c9ed" officeooo:paragraph-rsid="0031c9ed" style:font-size-asian="16pt" style:font-name-complex="IRRoya1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353c4" officeooo:paragraph-rsid="003353c4" style:font-size-asian="16pt" style:font-name-complex="IRRoya1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524b8" officeooo:paragraph-rsid="003524b8" style:font-size-asian="16pt" style:font-name-complex="IRRoya1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6a49c" officeooo:paragraph-rsid="0036a49c" style:font-size-asian="16pt" style:font-name-complex="IRRoya1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80ca5" officeooo:paragraph-rsid="00380ca5" style:font-size-asian="16pt" style:font-name-complex="IRRoya1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99164" officeooo:paragraph-rsid="00399164" style:font-size-asian="16pt" style:font-name-complex="IRRoya1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ae822" officeooo:paragraph-rsid="003ae822" style:font-size-asian="16pt" style:font-name-complex="IRRoya1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1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1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1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1" style:font-size-complex="16pt" style:font-style-complex="normal" style:font-weight-complex="bold"/>
    </style:style>
    <style:style style:name="P6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1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dd2a8" officeooo:paragraph-rsid="003dd2a8" style:font-size-asian="16pt" style:font-weight-asian="normal" style:font-name-complex="IRRoya1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1069" officeooo:paragraph-rsid="003e1069" style:font-size-asian="16pt" style:font-weight-asian="normal" style:font-name-complex="IRRoya1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none" fo:font-weight="normal" officeooo:rsid="003e6b8b" officeooo:paragraph-rsid="003e6b8b" style:font-size-asian="16pt" style:font-weight-asian="normal" style:font-name-complex="IRRoya1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1" fo:font-size="16pt" fo:letter-spacing="normal" fo:font-style="normal" style:text-underline-style="solid" style:text-underline-width="auto" style:text-underline-color="font-color" fo:font-weight="normal" officeooo:rsid="003e1069" officeooo:paragraph-rsid="003e1069" style:font-name-asian="Noto Serif CJK SC" style:font-size-asian="16pt" style:font-weight-asian="normal" style:font-name-complex="IRRoya1" style:font-size-complex="16pt" style:font-style-complex="normal" style:font-weight-complex="normal"/>
    </style:style>
    <style:style style:name="P67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/>
    </style:style>
    <style:style style:name="T15" style:family="text">
      <style:text-properties style:font-name="IRRoya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" officeooo:rsid="002e70e9"/>
    </style:style>
    <style:style style:name="T18" style:family="text">
      <style:text-properties style:font-name="Chilanka1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ae822"/>
    </style:style>
    <style:style style:name="T36" style:family="text">
      <style:text-properties style:font-name="Latin Modern Math" style:font-name-asian="Latin Modern Math" style:font-name-complex="Latin Modern Math"/>
    </style:style>
    <style:style style:name="T37" style:family="text">
      <style:text-properties style:font-name-asian="Noto Serif CJK SC"/>
    </style:style>
    <style:style style:name="T38" style:family="text">
      <style:text-properties officeooo:rsid="003e1069" style:font-name-asian="Noto Serif CJK S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67"><text:span text:style-name="T39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67"><text:span text:style-name="T39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39">All rights … Hands up ! --- Look out! They’re coming back! </text:p>
      <text:p text:style-name="P39">Let’s get out of here ! --- Don’t worry, We’’ll make sure of him next time.</text:p>
      <text:p text:style-name="P39">Come on, Snowy, we must get moving. </text:p>
      <text:p text:style-name="P39">You have some brilliant ideas, Snowy. But don’t let them run away with you !</text:p>
      <text:p text:style-name="P39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0">Hello, the wrekage of the plane that crashed last night. Come on, let’s have a look.</text:p>
      <text:p text:style-name="P40">What a mess. What happened to the pilot ? - Don’t khnow, sir. We found this lot this morning. No sign of the crew. They must have baled out when they ran into trouble.</text:p>
      <text:p text:style-name="P40">It’s the plane I saw yesterday. Definitely. But I shan’t learn much from this pile of scrap – metal. --- Snowy! --- Snowy’s on to something !</text:p>
      <text:p text:style-name="P40">He’s picked up a scent; it must be the crew.</text:p>
      <text:p text:style-name="P41">There isn’t a dog in the world like him. <text:span text:style-name="T16">He can smell out a crook a mile away. </text:span></text:p>
      <text:p text:style-name="P42">Better be on our guard; We must be getting close. </text:p>
      <text:p text:style-name="P42">Careful … Mustn’t take any risks. --- Here we go! He’s found something.</text:p>
      <text:p text:style-name="P37">Page 10:</text:p>
      <text:p text:style-name="P42">Aren’t you ashamed, wasting our time bone-hunting. Here, give it to me. </text:p>
      <text:p text:style-name="P42">I’ve told you dozens of times, you’re not to chew filthy old bones.</text:p>
      <text:p text:style-name="P42">Here, Snowy! Come here at once ! --- WOOAH – WOOAH ! WOOAH !</text:p>
      <text:p text:style-name="P42">Strange … He really does want me to follow him.</text:p>
      <text:p text:style-name="P42"><text:soft-page-break/>I’ll come. But woe betide you if it’s just another bone.</text:p>
      <text:p text:style-name="P42">Flying jackets! Those thugs from the plane must have hidden them.</text:p>
      <text:p text:style-name="P42">Too much to hope, they’d leave anything in the packets.</text:p>
      <text:p text:style-name="P42">Aha! Look there! Some scraps of paper. Something’s been torn up. Perhaps this will give us a lead.</text:p>
      <text:p text:style-name="P42">I’ve always liked puzzles, and this time I’ve got a real one !</text:p>
      <text:p text:style-name="P37">Page 11:</text:p>
      <text:p text:style-name="P42">That’s done it. --- <text:span text:style-name="T17">Eastdown Sussex m</text:span><text:span text:style-name="T18">ü</text:span><text:span text:style-name="T17">ller zf r. 24t 1h.</text:span></text:p>
      <text:p text:style-name="P43">Hmm. Not much help. What on earth it lean? … --- Oh, Snowy, not again !</text:p>
      <text:p text:style-name="P43">… and let that be an end of bones for today! --- OUCH !</text:p>
      <text:p text:style-name="P43">Can’t you look what you’re doing? … Anyway, You’re trespassing; this is private property. - I’m sorry. I didn’t know. I lost my way …</text:p>
      <text:p text:style-name="P43">All right this time. But don’t let me catch you again. Take the river, Cross the bridge, and you’ll see the main road.</text:p>
      <text:p text:style-name="P43">Snowy! Are trying to make a fool of me? --- There’s the road.</text:p>
      <text:p text:style-name="P43">It must be a couple of miles to Eastdown.</text:p>
      <text:p text:style-name="P29">Page 12:</text:p>
      <text:p text:style-name="P45"><text:soft-page-break/>No one about. I’ll take a look around. --- <text:span text:style-name="T19">WOOf WOOF --- WOOF! WOOF!</text:span></text:p>
      <text:p text:style-name="P46">I’m done for! --- <text:span text:style-name="T20">WOOF ! WOOF !</text:span> --- WOOF !! WOOF !! --- WOOF !! WOOF !!</text:p>
      <text:p text:style-name="P46">Snowy! Snowy! He’’l be eaten alive ! -WOOF ! --- WOOOO – OAH ! - GRRR</text:p>
      <text:p text:style-name="P30">page 13:</text:p>
      <text:p text:style-name="P46">Here, Snowy! Come here! --- We must get out. The dog may have raised the alarm.</text:p>
      <text:p text:style-name="P46">YEOW! --- A man – trap ! </text:p>
      <text:p text:style-name="P46"><text:span text:style-name="T20">RRRING</text:span> – Ach so! Someone is caught in trap number nine. Let us take a look. - <text:span text:style-name="T20">!</text:span><text:span text:style-name="T23"> </text:span></text:p>
      <text:p text:style-name="P46">What a pleasant surprise! Tintin <text:span text:style-name="T24">himself, come specially to see me. </text:span><text:span text:style-name="T21">?</text:span></text:p>
      <text:p text:style-name="P47">Release him, Ivan. He won’t run. --- Let the car out. We’re leaving at once.</text:p>
      <text:p text:style-name="P47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7">… but after eight hours of … special treatment, they are unlikely to recover. Excuse me: I must make a telephone call then I shall be entirely at your service. - I wonder …</text:p>
      <text:p text:style-name="P47">Hello, Horncliffe ? … I have a young patient for you … hghly … er … dangerous. He will require treatment B … You understand? Good ! - … a burning log?</text:p>
      <text:p text:style-name="P47">Got one ... hold it against the rope … - As usual, he seems entirely sane, but … after the treatment … you follow me ?</text:p>
      <text:p text:style-name="P47"><text:soft-page-break/>There ! --- And there! ---<text:span text:style-name="T25">Quick my automatic!</text:span></text:p>
      <text:p text:style-name="P31">Page 14:</text:p>
      <text:p text:style-name="P48">Kruzit<text:span text:style-name="T14">ü</text:span>rcken ! It’s empty! --- Ivan’s gun … and it’s still loaded ! --- Ach, I have him now !</text:p>
      <text:p text:style-name="P31">Page 15:</text:p>
      <text:p text:style-name="P61">FIRE ! FIRE ! <text:span text:style-name="T22">--- Himmel ! That burning log I threw: it set the room alight!</text:span></text:p>
      <text:p text:style-name="P58">Fire ? Is it a real alarm, or just a trick to make me open the door?</text:p>
      <text:p text:style-name="P48">What’s the matter? I feel dead tired … Come on, this is no time to fall asleep .. I simply must …</text:p>
      <text:p text:style-name="P31">page 16:</text:p>
      <text:p text:style-name="P49">Look there! … A fire ! - That’s Dr M<text:span text:style-name="T14">ü</text:span>ller’s place burning! </text:p>
      <text:p text:style-name="P49">Fire crew ready for duty! - Good! --- <text:span text:style-name="T26">Come on, where’s the key?</text:span></text:p>
      <text:p text:style-name="P50">I must have put it somewhere …</text:p>
      <text:p text:style-name="P50">Whatever shall we do? There’s a hole in my pocket. The key must have fallen through as I ran …</text:p>
      <text:p text:style-name="P50">Idiot! Come on, hurry! We’ll have to search …</text:p>
      <text:p text:style-name="P50">There it is! … Just in time; that magpie’s got his eye on it! --- Stop! - Thief! - Drop that key!</text:p>
      <text:p text:style-name="P50"><text:s/><text:span text:style-name="T27">Page 17:</text:span></text:p>
      <text:p text:style-name="P44"><text:soft-page-break/>Got it! --- Open the door, quick! - All right … just a minute … I …</text:p>
      <text:p text:style-name="P32">page 18:</text:p>
      <text:p text:style-name="P51">Goodness gracious! I’ve mixed them ip this isn’t the key to the station!</text:p>
      <text:p text:style-name="P51"><text:span text:style-name="T28">`</text:span>So there you are, Fred. How many times have I told you, that’s the key to my jam cupboard!</text:p>
      <text:p text:style-name="P52">What accused luck! The fir bigade! </text:p>
      <text:p text:style-name="P52">Anyone left inside the house, Doctor? - Fortunately not. We all escaped.</text:p>
      <text:p text:style-name="P52">Wooah! Wooah! They must save Tintin! How can I make them understand? Wooah!</text:p>
      <text:p text:style-name="P52">I must stop them <text:span text:style-name="T29">at all costs, or they’ll find him!</text:span></text:p>
      <text:p text:style-name="P53">They’re busy … now for it … no one will notice me. --- Hey! You cut the hose!</text:p>
      <text:p text:style-name="P53">We’ve had it, chief! <text:span text:style-name="T30">Come on, run! -- It beats me why he cut it …</text:span></text:p>
      <text:p text:style-name="P54">Now don’t you start! What’s the matter ? - Wooah!</text:p>
      <text:p text:style-name="P54">I wonder … He wants something … Godd heavens, there can’t be someone inside? - Wooah!</text:p>
      <text:p text:style-name="P54">I’d <text:span text:style-name="T31">better make quite certain … - Wooah! --- Wooah! --- Why doesn’t he come back?</text:span></text:p>
      <text:p text:style-name="P33">Page 19<text:span text:style-name="T32">:</text:span></text:p>
      <text:p text:style-name="P55">Next morning … - … And what happened to Doctor M<text:span text:style-name="T14">ü</text:span>ller?</text:p>
      <text:p text:style-name="P55"><text:soft-page-break/>I’m afraid my men couldn’t catch him. His car was standing just by the <text:span text:style-name="T34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6">You’re not getting out of bed ? - Of course. I fell absolutely all right.</text:p>
      <text:p text:style-name="P56">Heavens! There isn’t much left of Dr. M<text:span text:style-name="T14">ü</text:span>ller’s <text:span text:style-name="T35">house: it’s gutted.</text:span></text:p>
      <text:p text:style-name="P57">I shan’t find anything useful here … --- Electric cables. What can they be for?</text:p>
      <text:p text:style-name="P57">They seem to go on … --- How odd. Where on earth can they lead?</text:p>
      <text:p text:style-name="P34">Page 20:</text:p>
      <text:p text:style-name="P38"><text:span text:style-name="T32">CRACK ? </text:span><text:span text:style-name="T33">--- A red beacon. I don’t understand …</text:span></text:p>
      <text:p text:style-name="P59">That isn’t all. The wires continue along here. - I say, Tintin, are you going to do this all day?</text:p>
      <text:p text:style-name="P59">There’s another light here, too. --- And now a third one …</text:p>
      <text:p text:style-name="P60">The three trees are connected in a triangle … --- <text:span text:style-name="T20"><text:s/>GOT IT!</text:span> </text:p>
      <text:p text:style-name="P60">These are instructions to the pilot in that plane. 3 f.r.<text:span text:style-name="T36">△</text:span><text:span text:style-name="T37"> means three flares, red, in a triangle. A signal!</text:span></text:p>
      <text:p text:style-name="P63"><text:span text:style-name="T37">Meanwhile … - And the worst of it is, another plane is due to deliver tonight. If the lights are <text:s/>not on he will go back without dropping his load. And I am running short of money …</text:span></text:p>
      <text:p text:style-name="P63"><text:soft-page-break/><text:span text:style-name="T37">We must </text:span><text:span text:style-name="T38">return, Ivan. This is the plan. We enter the grounds after dark and light the beacons; the plane drops its load, which we put into the car. By tomorrow morning we can be out of the country. What do you think? - Good idea, chief.</text:span></text:p>
      <text:p text:style-name="P64"><text:span text:style-name="T37">That night --- Himmel! The cables have been pulled up. Someone has discovered our installation. - Look over there, chief. The beacons are alight!</text:span></text:p>
      <text:p text:style-name="P64"><text:span text:style-name="T37"/></text:p>
      <text:p text:style-name="P63"><text:span text:style-name="T37">We m</text:span></text:p>
      <text:p text:style-name="P66">page 21</text:p>
      <text:p text:style-name="P66"><text:span text:style-name="T32"/></text:p>
      <text:p text:style-name="P64">Someone else is waiting for the plane! … If they drop the load now we are finished! … We have got to stop them. We must put out those lights. Here, help me to cut the wires.</text:p>
      <text:p text:style-name="P65">But … but the chief … the lights are still burning! --- I wonder if they’ll come tonight.</text:p>
      <text:p text:style-name="P65"/>
      <text:p text:style-name="P54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hilanka1" svg:font-family="Chilanka"/>
    <style:font-face style:name="IRRoya" svg:font-family="IRRoya"/>
    <style:font-face style:name="Latin Modern Math" svg:font-family="'Latin Modern Math'"/>
    <style:font-face style:name="DejaVu Sans2" svg:font-family="'DejaVu Sans'" style:font-family-generic="swiss"/>
    <style:font-face style:name="Chilanka" svg:font-family="Chilanka" style:font-pitch="variable"/>
    <style:font-face style:name="DejaVu Sans1" svg:font-family="'DejaVu Sans'" style:font-pitch="variable"/>
    <style:font-face style:name="IRKamran" svg:font-family="IRKamran" style:font-pitch="variable"/>
    <style:font-face style:name="IRRoya1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2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31T01:57:08.029145130</meta:creation-date>
    <dc:date>2023-03-12T09:27:13.340000000</dc:date>
    <meta:editing-duration>PT4H11M36S</meta:editing-duration>
    <meta:editing-cycles>26</meta:editing-cycles>
    <meta:generator>LibreOffice/6.4.3.2$Windows_X86_64 LibreOffice_project/747b5d0ebf89f41c860ec2a39efd7cb15b54f2d8</meta:generator>
    <meta:document-statistic meta:table-count="0" meta:image-count="0" meta:object-count="0" meta:page-count="13" meta:paragraph-count="171" meta:word-count="2549" meta:character-count="12398" meta:non-whitespace-character-count="9987"/>
  </office:meta>
</office:document-meta>
</file>